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655cm" fo:min-width="2.67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3.31cm" loext:decorative="false"/>
      <style:paragraph-properties style:writing-mode="lr-tb"/>
    </style:style>
    <style:style style:name="gr3" style:family="graphic" style:parent-style-name="objectwithoutfill">
      <style:graphic-properties svg:stroke-width="0.106cm" svg:stroke-color="#c9211e" draw:marker-start-width="0.359cm" draw:marker-end="Arrowheads_20_1" draw:marker-end-width="0.459cm" draw:fill="none" draw:textarea-vertical-align="middle" fo:padding-top="0.178cm" fo:padding-bottom="0.178cm" fo:padding-left="0.303cm" fo:padding-right="0.303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175cm" svg:height="1.905cm" svg:x="2.54cm" svg:y="3.175cm">
          <text:p text:style-name="P1">Senso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1.905cm" svg:x="6.985cm" svg:y="3.175cm">
          <text:p text:style-name="P1">AD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1.905cm" svg:x="11.43cm" svg:y="3.175cm">
          <text:p text:style-name="P1">Korrekturfunk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1.905cm" svg:x="15.875cm" svg:y="3.175cm">
          <text:p text:style-name="P1">UAR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905cm" svg:x="20.32cm" svg:y="3.175cm">
          <text:p text:style-name="P1">Computer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.715cm" svg:y1="4.11cm" svg:x2="6.985cm" svg:y2="4.11cm">
          <text:p/>
        </draw:line>
        <draw:line draw:style-name="gr3" draw:text-style-name="P2" draw:layer="layout" svg:x1="10.16cm" svg:y1="4.145cm" svg:x2="11.43cm" svg:y2="4.145cm">
          <text:p/>
        </draw:line>
        <draw:line draw:style-name="gr3" draw:text-style-name="P2" draw:layer="layout" svg:x1="14.589cm" svg:y1="4.11cm" svg:x2="15.859cm" svg:y2="4.11cm">
          <text:p/>
        </draw:line>
        <draw:line draw:style-name="gr3" draw:text-style-name="P2" draw:layer="layout" svg:x1="19.089cm" svg:y1="4.11cm" svg:x2="20.359cm" svg:y2="4.11cm">
          <text:p/>
        </draw:line>
        <draw:frame draw:style-name="gr4" draw:text-style-name="P4" draw:layer="layout" svg:width="4.731cm" svg:height="0.962cm" svg:x="2.254cm" svg:y="1.27cm">
          <draw:text-box>
            <text:p text:style-name="P3">Systemaufbau: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12:27:22.367973982</meta:creation-date>
    <dc:date>2023-11-08T12:40:44.152403548</dc:date>
    <meta:editing-duration>PT3M11S</meta:editing-duration>
    <meta:editing-cycles>2</meta:editing-cycles>
    <meta:generator>LibreOffice/7.6.2.1$Linux_X86_64 LibreOffice_project/60$Build-1</meta:generator>
    <meta:document-statistic meta:object-count="33"/>
  </office:meta>
</office:document-meta>
</file>